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monospace" svg:font-family="monospace, 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26a3" officeooo:paragraph-rsid="001226a3"/>
    </style:style>
    <style:style style:name="P2" style:family="paragraph" style:parent-style-name="Standard">
      <style:text-properties officeooo:rsid="001226a3" officeooo:paragraph-rsid="00157613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bold" officeooo:paragraph-rsid="00129e7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bold" officeooo:rsid="00129e7d" officeooo:paragraph-rsid="00129e7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bold" officeooo:rsid="00149100" officeooo:paragraph-rsid="00149100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bold" officeooo:rsid="00149100" officeooo:paragraph-rsid="0015761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2pt" fo:letter-spacing="normal" fo:font-style="normal" fo:font-weight="bold" officeooo:paragraph-rsid="00157613" style:font-size-asian="12pt" style:font-size-complex="12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normal" officeooo:paragraph-rsid="00129e7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normal" officeooo:rsid="00129e7d" officeooo:paragraph-rsid="00129e7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color="#222222" style:font-name="sans-serif" fo:font-size="10.5pt" fo:letter-spacing="normal" fo:font-style="normal" fo:font-weight="normal" officeooo:rsid="00149100" officeooo:paragraph-rsid="00149100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6bcdc" officeooo:paragraph-rsid="00157613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weight="bold" officeooo:rsid="001ade26" officeooo:paragraph-rsid="001ade26" style:font-weight-asian="bold" style:font-weight-complex="bold"/>
    </style:style>
    <style:style style:name="P13" style:family="paragraph" style:parent-style-name="Standard">
      <style:text-properties fo:font-weight="bold" officeooo:rsid="001e3fcd" officeooo:paragraph-rsid="001e3fcd" style:font-weight-asian="bold" style:font-weight-complex="bold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normal" officeooo:rsid="001ade26" officeooo:paragraph-rsid="001e3fcd" style:font-weight-asian="normal" style:font-weight-complex="normal"/>
    </style:style>
    <style:style style:name="P16" style:family="paragraph" style:parent-style-name="Standard">
      <style:text-properties fo:font-size="13pt" style:font-size-asian="13pt" style:font-size-complex="13pt"/>
    </style:style>
    <style:style style:name="P1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de26" officeooo:paragraph-rsid="001ade26" style:font-weight-asian="bold" style:font-weight-complex="bold"/>
    </style:style>
    <style:style style:name="P1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de26" officeooo:paragraph-rsid="001c425f" style:font-weight-asian="bold" style:font-weight-complex="bold"/>
    </style:style>
    <style:style style:name="P19" style:family="paragraph" style:parent-style-name="Preformatted_20_Text">
      <loext:graphic-properties draw:fill="solid" draw:fill-color="#f8f9fa" draw:opacity="100%"/>
      <style:paragraph-properties fo:margin-top="0in" fo:margin-bottom="0.1965in" loext:contextual-spacing="false" fo:line-height="130%" fo:orphans="2" fo:widows="2" fo:background-color="#f8f9fa" fo:padding="0.0193in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P20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193in" fo:border="0.06pt solid #eaecf0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officeooo:rsid="00112a9d"/>
    </style:style>
    <style:style style:name="T2" style:family="text">
      <style:text-properties officeooo:rsid="001213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7613" style:font-weight-asian="normal" style:font-weight-complex="normal"/>
    </style:style>
    <style:style style:name="T6" style:family="text">
      <style:text-properties fo:font-weight="normal" officeooo:rsid="001226a3" style:font-weight-asian="normal" style:font-weight-complex="normal"/>
    </style:style>
    <style:style style:name="T7" style:family="text">
      <style:text-properties fo:font-weight="normal" officeooo:rsid="001226a3" style:font-style-asian="normal" style:font-weight-asian="normal" style:font-style-complex="normal" style:font-weight-complex="normal"/>
    </style:style>
    <style:style style:name="T8" style:family="text">
      <style:text-properties fo:font-weight="normal" officeooo:rsid="00157613" style:font-style-asian="normal" style:font-weight-asian="normal" style:font-style-complex="normal" style:font-weight-complex="normal"/>
    </style:style>
    <style:style style:name="T9" style:family="text">
      <style:text-properties fo:font-weight="normal" officeooo:rsid="0016bcdc" style:font-style-asian="normal" style:font-weight-asian="normal" style:font-style-complex="normal" style:font-weight-complex="normal"/>
    </style:style>
    <style:style style:name="T10" style:family="text">
      <style:text-properties officeooo:rsid="00157613"/>
    </style:style>
    <style:style style:name="T11" style:family="text">
      <style:text-properties fo:font-variant="normal" fo:text-transform="none" fo:color="#000000" style:font-name="Times New Roman" fo:font-weight="normal" officeooo:rsid="001226a3" style:font-weight-asian="normal" style:font-weight-complex="normal"/>
    </style:style>
    <style:style style:name="T12" style:family="text">
      <style:text-properties fo:font-variant="normal" fo:text-transform="none" fo:color="#000000" style:font-name="Times New Roman" fo:font-weight="normal" officeooo:rsid="00157613" style:font-weight-asian="normal" style:font-weight-complex="normal"/>
    </style:style>
    <style:style style:name="T13" style:family="text">
      <style:text-properties fo:font-variant="normal" fo:text-transform="none" fo:color="#000000" style:font-name="Times New Roman" fo:font-weight="normal" officeooo:rsid="0016bcdc" style:font-weight-asian="normal" style:font-weight-complex="normal"/>
    </style:style>
    <style:style style:name="T14" style:family="text">
      <style:text-properties officeooo:rsid="0016bcdc"/>
    </style:style>
    <style:style style:name="T15" style:family="text">
      <style:text-properties officeooo:rsid="001ade26"/>
    </style:style>
    <style:style style:name="T16" style:family="text">
      <style:text-properties fo:color="#bc7a00"/>
    </style:style>
    <style:style style:name="T17" style:family="text">
      <style:text-properties fo:color="#408080" fo:font-style="italic"/>
    </style:style>
    <style:style style:name="T18" style:family="text">
      <style:text-properties fo:color="#408080" fo:font-style="italic" style:font-style-asian="normal" style:font-style-complex="normal"/>
    </style:style>
    <style:style style:name="T19" style:family="text">
      <style:text-properties fo:color="#408080" style:font-style-asian="normal" style:font-style-complex="normal"/>
    </style:style>
    <style:style style:name="T20" style:family="text">
      <style:text-properties fo:color="#0000ff"/>
    </style:style>
    <style:style style:name="T21" style:family="text">
      <style:text-properties fo:color="#b00040"/>
    </style:style>
    <style:style style:name="T22" style:family="text">
      <style:text-properties style:font-style-asian="normal" style:font-style-complex="normal"/>
    </style:style>
    <style:style style:name="T23" style:family="text">
      <style:text-properties officeooo:rsid="001c425f" style:font-style-asian="normal" style:font-style-complex="normal"/>
    </style:style>
    <style:style style:name="T24" style:family="text">
      <style:text-properties officeooo:rsid="001ff8b6"/>
    </style:style>
    <style:style style:name="T25" style:family="text">
      <style:text-properties officeooo:rsid="0020be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6">% [flags]<text:tab/>[width]<text:tab/>[.precision]<text:tab/>[length]<text:tab/><text:span text:style-name="T2">[</text:span>type<text:span text:style-name="T2">]</text:span></text:p>
      <text:p text:style-name="P16"/>
      <text:p text:style-name="P16">% [флаги]<text:tab/>[ширина]<text:tab/>[точность]<text:tab/>[<text:span text:style-name="T14">размер</text:span>]<text:tab/>[тип]</text:p>
      <text:p text:style-name="P16"/>
      <text:p text:style-name="P1"/>
      <text:p text:style-name="P1">AIM (base)</text:p>
      <text:p text:style-name="P1"/>
      <text:p text:style-name="P2"><text:span text:style-name="T3">type</text:span><text:tab/><text:tab/>c, s, p, <text:s/>d, <text:span text:style-name="T25">i</text:span>, o, u, x, X, <text:span text:style-name="T10">f</text:span></text:p>
      <text:p text:style-name="P1"/>
      <text:p text:style-name="P1"><text:span text:style-name="T3">length</text:span><text:tab/><text:tab/>hh, h, l, ll<text:tab/>(with type<text:tab/> d, I, o, u, x, X)</text:p>
      <text:p text:style-name="P1"/>
      <text:p text:style-name="P1"><text:span text:style-name="T3">length</text:span><text:tab/><text:tab/>l, L<text:tab/><text:tab/>(with type<text:tab/>f)</text:p>
      <text:p text:style-name="Standard"/>
      <text:p text:style-name="P3"><text:span text:style-name="T10">esc </text:span>seq<text:span text:style-name="T4"><text:tab/>%%</text:span></text:p>
      <text:p text:style-name="P8"/>
      <text:p text:style-name="P4">flags<text:span text:style-name="T4"><text:tab/><text:tab/>#, 0, -, + (‘ ‘ - space – additional???)</text:span></text:p>
      <text:p text:style-name="P9"/>
      <text:p text:style-name="P5">widht<text:span text:style-name="T4"><text:tab/><text:tab/>min field_width</text:span></text:p>
      <text:p text:style-name="P10"/>
      <text:p text:style-name="P6">precision<text:span text:style-name="T4"><text:tab/><text:tab/><text:tab/></text:span><text:span text:style-name="T5">(with type<text:tab/></text:span><text:span text:style-name="T6">d, I, o, u, x, X</text:span></text:p>
      <text:p text:style-name="P7"><text:span text:style-name="T7"><text:tab/><text:tab/><text:tab/><text:tab/><text:tab/><text:tab/></text:span><text:span text:style-name="T8">f<text:tab/>(all: </text:span><text:span text:style-name="T9">a, </text:span><text:span text:style-name="T11">A, e, E, f, F</text:span><text:span text:style-name="T12">)</text:span></text:p>
      <text:p text:style-name="P7"><text:span text:style-name="T12"><text:tab/><text:tab/><text:tab/><text:tab/><text:tab/><text:tab/></text:span><text:span text:style-name="T13">g, G</text:span></text:p>
      <text:p text:style-name="P11"><text:tab/><text:tab/><text:tab/><text:tab/><text:tab/><text:tab/>s</text:p>
      <text:p text:style-name="Standard"/>
      <text:p text:style-name="Standard"><text:s text:c="10"/><text:span text:style-name="T3">FLAGS</text:span></text:p>
      <text:p text:style-name="P14">----------------------------------------------------------------------------</text:p>
      <text:p text:style-name="Standard"/>
      <text:p text:style-name="Standard"><text:s text:c="4"/>HASH <text:s text:c="3"/>#</text:p>
      <text:p text:style-name="Standard"/>
      <text:p text:style-name="Standard">used with spec<text:span text:style-name="T1">ifiers</text:span>: <text:s text:c="4"/>o, x, X </text:p>
      <text:p text:style-name="Standard"/>
      <text:p text:style-name="Standard">Used with o, x or X specifiers the value is preceeded with 0, 0x or 0X respectively for values ​​different than zero. By default, if no digits follow, no decimal point is written.</text:p>
      <text:p text:style-name="Standard"/>
      <text:p text:style-name="Standard"/>
      <text:p text:style-name="Standard"><text:s text:c="4"/>ZERO <text:s text:c="3"/>0</text:p>
      <text:p text:style-name="Standard"/>
      <text:p text:style-name="Standard">Left-pads the number with zeroes (0) instead of spaces when padding is specified</text:p>
      <text:p text:style-name="Standard"/>
      <text:p text:style-name="Standard"/>
      <text:p text:style-name="Standard"><text:s text:c="4"/>MINUS <text:s text:c="2"/>-</text:p>
      <text:p text:style-name="Standard"/>
      <text:p text:style-name="Standard">Left-justify within the given field width; <text:s/>Right justification is the default</text:p>
      <text:p text:style-name="Standard"/>
      <text:p text:style-name="Standard"/>
      <text:p text:style-name="Standard"><text:s text:c="4"/>SPACE <text:s text:c="2"/>' '</text:p>
      <text:p text:style-name="Standard"><text:s text:c="12"/>additional???</text:p>
      <text:p text:style-name="Standard"/>
      <text:p text:style-name="Standard">If no sign is going to be written, a blank space is inserted before the value.</text:p>
      <text:p text:style-name="Standard"/>
      <text:p text:style-name="Standard"/>
      <text:p text:style-name="Standard"><text:s text:c="4"/>PLUS <text:s/>+</text:p>
      <text:p text:style-name="Standard"><text:soft-page-break/></text:p>
      <text:p text:style-name="Standard">Forces to preceed the result with a plus or minus sign (+ or -), even for positive numbers. By default, only negative numbers are preceded with a minus (-) sign.</text:p>
      <text:p text:style-name="Standard"/>
      <text:p text:style-name="Standard"/>
      <text:p text:style-name="Standard"/>
      <text:p text:style-name="Standard"/>
      <text:p text:style-name="P12"><text:tab/>Stdarg.h</text:p>
      <text:p text:style-name="P15"><text:span text:style-name="T4">----------------------------------------------------------------------------</text:span></text:p>
      <text:p text:style-name="P12"><text:span text:style-name="T4"/></text:p>
      <text:p text:style-name="P13"><text:span text:style-name="T4">Kernighan, Ritchie: c.167, 275</text:span></text:p>
      <text:p text:style-name="P12"><text:span text:style-name="T4"/></text:p>
      <text:p text:style-name="P17"><text:span text:style-name="T16">#include</text:span> <text:span text:style-name="T17">&lt;stdarg.h&gt;</text:span></text:p>
      <text:p text:style-name="P17"><text:span text:style-name="T17"/></text:p>
      <text:p text:style-name="P18"><text:span text:style-name="T17"><text:tab/></text:span><text:span text:style-name="T23">va_list<text:tab/>variadic arguments list</text:span></text:p>
      <text:p text:style-name="P18"><text:span text:style-name="T18"><text:tab/></text:span><text:span text:style-name="T22">ap <text:tab/><text:tab/>argument pointer</text:span></text:p>
      <text:p text:style-name="P17"><text:span text:style-name="T22"><text:tab/></text:span><text:span text:style-name="T23">parmN<text:tab/><text:tab/>n-tetrameter</text:span></text:p>
      <text:p text:style-name="P17"><text:span text:style-name="T17"/></text:p>
      <text:p text:style-name="P20">type <text:span text:style-name="T20">va_arg</text:span>(<text:span text:style-name="T21">va_list</text:span> a<text:span text:style-name="T15">r</text:span>, type);</text:p>
      <text:p text:style-name="P20"><text:span text:style-name="T21">void</text:span> <text:span text:style-name="T20">va_copy</text:span>(<text:span text:style-name="T21">va_list</text:span> dest, <text:span text:style-name="T21">va_list</text:span> src);</text:p>
      <text:p text:style-name="P20"><text:span text:style-name="T21">void</text:span> <text:span text:style-name="T20">va_end</text:span>(<text:span text:style-name="T21">va_list</text:span> ap);</text:p>
      <text:p text:style-name="P19"><text:span text:style-name="T21">void</text:span> <text:span text:style-name="T20">va_start</text:span>(<text:span text:style-name="T21">va_list</text:span> ap, parmN);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monospace" svg:font-family="monospace, 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8:59:02.584583348</meta:creation-date>
    <dc:date>2019-11-12T21:57:31.321025989</dc:date>
    <meta:editing-duration>PT28M2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236" meta:character-count="1504" meta:non-whitespace-character-count="1209"/>
  </office:meta>
</office:document-meta>
</file>